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adpis1" style:master-page-name="MP0" style:family="paragraph">
      <style:paragraph-properties fo:break-before="page" fo:line-height="0.1965in"/>
    </style:style>
    <style:style style:name="T2" style:parent-style-name="Standardnípísmoodstavce" style:family="text">
      <style:text-properties style:font-name-asian="Microsoft YaHei" style:font-name-complex="Mangal" fo:font-size="18pt" style:font-size-asian="18pt" style:font-size-complex="18pt"/>
    </style:style>
    <style:style style:name="P3" style:parent-style-name="Textbody" style:family="paragraph">
      <style:paragraph-properties fo:line-height="0.1965in"/>
      <style:text-properties fo:font-weight="bold" style:font-weight-asian="bold" style:font-weight-complex="bold"/>
    </style:style>
    <style:style style:name="P4" style:parent-style-name="Textbody" style:family="paragraph">
      <style:paragraph-properties fo:line-height="0.1965in"/>
    </style:style>
    <style:style style:name="T5" style:parent-style-name="Standardnípísmoodstavce" style:family="text">
      <style:text-properties fo:font-weight="bold" style:font-weight-asian="bold" style:font-weight-complex="bold"/>
    </style:style>
    <style:style style:name="P6" style:parent-style-name="Textbody" style:family="paragraph">
      <style:paragraph-properties fo:line-height="0.1965in"/>
    </style:style>
    <style:style style:name="T7" style:parent-style-name="Standardnípísmoodstavce" style:family="text">
      <style:text-properties fo:font-weight="bold" style:font-weight-asian="bold" style:font-weight-complex="bold"/>
    </style:style>
    <style:style style:name="P8" style:parent-style-name="Textbody" style:family="paragraph">
      <style:paragraph-properties fo:line-height="0.1965in"/>
    </style:style>
    <style:style style:name="T9" style:parent-style-name="Standardnípísmoodstavce" style:family="text">
      <style:text-properties fo:font-weight="bold" style:font-weight-asian="bold" style:font-weight-complex="bold"/>
    </style:style>
    <style:style style:name="P10" style:parent-style-name="Textbody" style:family="paragraph">
      <style:paragraph-properties fo:line-height="0.1965in"/>
    </style:style>
    <style:style style:name="T11" style:parent-style-name="Standardnípísmoodstavce" style:family="text">
      <style:text-properties fo:font-weight="bold" style:font-weight-asian="bold" style:font-weight-complex="bold"/>
    </style:style>
    <style:style style:name="P12" style:parent-style-name="Textbody" style:family="paragraph">
      <style:paragraph-properties fo:line-height="0.1965in"/>
    </style:style>
    <style:style style:name="T13" style:parent-style-name="Standardnípísmoodstavce" style:family="text">
      <style:text-properties fo:font-weight="bold" style:font-weight-asian="bold" style:font-weight-complex="bold"/>
    </style:style>
    <style:style style:name="P14" style:parent-style-name="Textbody" style:family="paragraph">
      <style:paragraph-properties fo:line-height="0.1965in"/>
    </style:style>
    <style:style style:name="T15" style:parent-style-name="Standardnípísmoodstavce" style:family="text">
      <style:text-properties fo:font-weight="bold" style:font-weight-asian="bold" style:font-weight-complex="bold"/>
    </style:style>
    <style:style style:name="P16" style:parent-style-name="Textbody" style:family="paragraph">
      <style:paragraph-properties fo:line-height="0.1965in"/>
    </style:style>
    <style:style style:name="T17" style:parent-style-name="Standardnípísmoodstavce" style:family="text">
      <style:text-properties fo:font-weight="bold" style:font-weight-asian="bold" style:font-weight-complex="bold"/>
    </style:style>
    <style:style style:name="P18" style:parent-style-name="Textbody" style:family="paragraph">
      <style:paragraph-properties fo:line-height="0.1965in"/>
    </style:style>
    <style:style style:name="T19" style:parent-style-name="Standardnípísmoodstavce" style:family="text">
      <style:text-properties fo:font-weight="bold" style:font-weight-asian="bold" style:font-weight-complex="bold"/>
    </style:style>
    <style:style style:name="P20" style:parent-style-name="Textbody" style:family="paragraph">
      <style:paragraph-properties fo:line-height="0.1965in"/>
    </style:style>
    <style:style style:name="T21" style:parent-style-name="Standardnípísmoodstavce" style:family="text">
      <style:text-properties fo:font-weight="bold" style:font-weight-asian="bold" style:font-weight-complex="bold"/>
    </style:style>
    <style:style style:name="P22" style:parent-style-name="Textbody" style:family="paragraph">
      <style:paragraph-properties fo:line-height="0.1965in"/>
    </style:style>
    <style:style style:name="T23" style:parent-style-name="Standardnípísmoodstavce" style:family="text">
      <style:text-properties fo:font-weight="bold" style:font-weight-asian="bold" style:font-weight-complex="bold"/>
    </style:style>
    <style:style style:name="P24" style:parent-style-name="Textbody" style:family="paragraph">
      <style:paragraph-properties fo:line-height="0.1965in"/>
    </style:style>
    <style:style style:name="T25" style:parent-style-name="Standardnípísmoodstavce" style:family="text">
      <style:text-properties fo:font-weight="bold" style:font-weight-asian="bold" style:font-weight-complex="bold"/>
    </style:style>
    <style:style style:name="P26" style:parent-style-name="Textbody" style:family="paragraph">
      <style:paragraph-properties fo:line-height="0.1965in"/>
    </style:style>
    <style:style style:name="T27" style:parent-style-name="Standardnípísmoodstavce" style:family="text">
      <style:text-properties fo:font-weight="bold" style:font-weight-asian="bold" style:font-weight-complex="bold"/>
    </style:style>
    <style:style style:name="P28" style:parent-style-name="Textbody" style:family="paragraph">
      <style:paragraph-properties fo:line-height="0.1965in"/>
    </style:style>
    <style:style style:name="T29" style:parent-style-name="Standardnípísmoodstavce" style:family="text">
      <style:text-properties fo:font-weight="bold" style:font-weight-asian="bold" style:font-weight-complex="bold"/>
    </style:style>
    <style:style style:name="P30" style:parent-style-name="Textbody" style:family="paragraph">
      <style:paragraph-properties fo:line-height="0.1965in"/>
    </style:style>
    <style:style style:name="T31" style:parent-style-name="Standardnípísmoodstavce" style:family="text">
      <style:text-properties fo:font-weight="bold" style:font-weight-asian="bold" style:font-weight-complex="bold"/>
    </style:style>
    <style:style style:name="P32" style:parent-style-name="Textbody" style:family="paragraph">
      <style:paragraph-properties fo:line-height="0.1965in"/>
    </style:style>
    <style:style style:name="T33" style:parent-style-name="Standardnípísmoodstavce" style:family="text">
      <style:text-properties fo:font-weight="bold" style:font-weight-asian="bold" style:font-weight-complex="bold"/>
    </style:style>
    <style:style style:name="P34" style:parent-style-name="Textbody" style:family="paragraph">
      <style:paragraph-properties fo:line-height="0.1965in"/>
    </style:style>
    <style:style style:name="P35" style:parent-style-name="Textbody" style:family="paragraph">
      <style:paragraph-properties fo:line-height="0.1965in"/>
    </style:style>
    <style:style style:name="P36" style:parent-style-name="Textbody" style:family="paragraph">
      <style:paragraph-properties fo:line-height="0.1965in"/>
    </style:style>
    <style:style style:name="P37" style:parent-style-name="Textbody" style:family="paragraph">
      <style:paragraph-properties fo:line-height="0.1965in"/>
    </style:style>
    <style:style style:name="P38" style:parent-style-name="Textbody" style:family="paragraph">
      <style:paragraph-properties fo:margin-top="0.1652in" fo:margin-bottom="0.0826in" fo:line-height="0.1965in"/>
      <style:text-properties fo:font-weight="bold" style:font-weight-asian="bold" style:font-weight-complex="bold"/>
    </style:style>
    <style:style style:name="P39" style:parent-style-name="Textbody" style:family="paragraph">
      <style:paragraph-properties fo:line-height="0.1965in"/>
      <style:text-properties fo:font-weight="bold" style:font-weight-asian="bold" style:font-weight-complex="bold"/>
    </style:style>
    <style:style style:name="P40" style:parent-style-name="Textbody" style:family="paragraph">
      <style:paragraph-properties fo:line-height="0.1965in"/>
    </style:style>
    <style:style style:name="P41" style:parent-style-name="Textbody" style:family="paragraph">
      <style:paragraph-properties fo:line-height="0.1965in"/>
    </style:style>
    <style:style style:name="T42" style:parent-style-name="Standardnípísmoodstavce" style:family="text">
      <style:text-properties fo:font-weight="bold" style:font-weight-asian="bold" style:font-weight-complex="bold"/>
    </style:style>
    <style:style style:name="T43" style:parent-style-name="Standardnípísmoodstavce" style:family="text">
      <style:text-properties fo:font-weight="bold" style:font-weight-asian="bold" style:font-weight-complex="bold"/>
    </style:style>
    <style:style style:name="P44" style:parent-style-name="Textbody" style:family="paragraph">
      <style:paragraph-properties fo:line-height="0.1965in"/>
      <style:text-properties fo:font-weight="bold" style:font-weight-asian="bold" style:font-weight-complex="bold"/>
    </style:style>
    <style:style style:name="P45" style:parent-style-name="Textbody" style:family="paragraph">
      <style:paragraph-properties fo:line-height="0.1965in"/>
    </style:style>
    <style:style style:name="P46" style:parent-style-name="Textbody" style:family="paragraph">
      <style:paragraph-properties fo:line-height="0.1965in"/>
    </style:style>
    <style:style style:name="T47" style:parent-style-name="Standardnípísmoodstavce" style:family="text">
      <style:text-properties fo:font-weight="bold" style:font-weight-asian="bold" style:font-weight-complex="bold"/>
    </style:style>
    <style:style style:name="P48" style:parent-style-name="Textbody" style:family="paragraph">
      <style:paragraph-properties fo:line-height="0.1965in"/>
    </style:style>
    <style:style style:name="T49" style:parent-style-name="Standardnípísmoodstavce" style:family="text">
      <style:text-properties fo:font-weight="bold" style:font-weight-asian="bold" style:font-weight-complex="bold"/>
    </style:style>
    <style:style style:name="P50" style:parent-style-name="Textbody" style:family="paragraph">
      <style:paragraph-properties fo:line-height="0.1965in"/>
    </style:style>
    <style:style style:name="T51" style:parent-style-name="Standardnípísmoodstavce" style:family="text">
      <style:text-properties fo:font-weight="bold" style:font-weight-asian="bold" style:font-weight-complex="bold"/>
    </style:style>
    <style:style style:name="P52" style:parent-style-name="Textbody" style:family="paragraph">
      <style:paragraph-properties fo:line-height="0.1965in"/>
    </style:style>
    <style:style style:name="T53" style:parent-style-name="Standardnípísmoodstavce" style:family="text">
      <style:text-properties fo:font-weight="bold" style:font-weight-asian="bold" style:font-weight-complex="bold"/>
    </style:style>
    <style:style style:name="P54" style:parent-style-name="Textbody" style:family="paragraph">
      <style:paragraph-properties fo:line-height="0.1965in"/>
    </style:style>
    <style:style style:name="P55" style:parent-style-name="Textbody" style:family="paragraph">
      <style:paragraph-properties fo:line-height="0.1965in"/>
    </style:style>
    <style:style style:name="T56" style:parent-style-name="Standardnípísmoodstavce" style:family="text">
      <style:text-properties fo:font-weight="bold" style:font-weight-asian="bold" style:font-weight-complex="bold"/>
    </style:style>
    <style:style style:name="T57" style:parent-style-name="Standardnípísmoodstavce" style:family="text">
      <style:text-properties fo:font-weight="bold" style:font-weight-asian="bold" style:font-weight-complex="bold"/>
    </style:style>
    <style:style style:name="T58" style:parent-style-name="Standardnípísmoodstavce" style:family="text">
      <style:text-properties fo:font-weight="bold" style:font-weight-asian="bold" style:font-weight-complex="bold"/>
    </style:style>
    <style:style style:name="T59" style:parent-style-name="Standardnípísmoodstavce" style:family="text">
      <style:text-properties fo:font-weight="bold" style:font-weight-asian="bold" style:font-weight-complex="bold"/>
    </style:style>
    <style:style style:name="T60" style:parent-style-name="Standardnípísmoodstavce" style:family="text">
      <style:text-properties fo:font-weight="bold" style:font-weight-asian="bold" style:font-weight-complex="bold"/>
    </style:style>
    <style:style style:name="P61" style:parent-style-name="Textbody" style:family="paragraph">
      <style:paragraph-properties fo:line-height="0.1965in"/>
    </style:style>
    <style:style style:name="T62" style:parent-style-name="Standardnípísmoodstavce" style:family="text">
      <style:text-properties fo:font-weight="bold" style:font-weight-asian="bold" style:font-weight-complex="bold"/>
    </style:style>
    <style:style style:name="P63" style:parent-style-name="Textbody" style:family="paragraph">
      <style:paragraph-properties fo:line-height="0.1965in"/>
      <style:text-properties fo:font-weight="bold" style:font-weight-asian="bold" style:font-weight-complex="bold"/>
    </style:style>
    <style:style style:name="P64" style:parent-style-name="Textbody" style:family="paragraph">
      <style:paragraph-properties fo:line-height="0.1965in"/>
    </style:style>
    <style:style style:name="P65" style:parent-style-name="Textbody" style:family="paragraph">
      <style:paragraph-properties fo:line-height="0.1965in"/>
    </style:style>
    <style:style style:name="P66" style:parent-style-name="Textbody" style:family="paragraph">
      <style:paragraph-properties fo:line-height="0.1965in"/>
    </style:style>
    <style:style style:name="P67" style:parent-style-name="Textbody" style:family="paragraph">
      <style:paragraph-properties fo:line-height="0.1965in"/>
    </style:style>
    <style:style style:name="P68" style:parent-style-name="Textbody" style:family="paragraph">
      <style:paragraph-properties fo:line-height="0.1965in"/>
    </style:style>
    <style:style style:name="P69" style:parent-style-name="Textbody" style:family="paragraph">
      <style:paragraph-properties fo:line-height="0.1965in"/>
    </style:style>
    <style:style style:name="T70" style:parent-style-name="Standardnípísmoodstavce" style:family="text">
      <style:text-properties fo:font-weight="bold" style:font-weight-asian="bold" style:font-weight-complex="bold"/>
    </style:style>
    <style:style style:name="P71" style:parent-style-name="Textbody" style:family="paragraph">
      <style:paragraph-properties fo:line-height="0.1965in"/>
    </style:style>
    <style:style style:name="T72" style:parent-style-name="Standardnípísmoodstavce" style:family="text">
      <style:text-properties fo:font-weight="bold" style:font-weight-asian="bold" style:font-weight-complex="bold"/>
    </style:style>
    <style:style style:name="P73" style:parent-style-name="Standard" style:family="paragraph">
      <style:paragraph-properties fo:line-height="0.1965in"/>
    </style:style>
  </office:automatic-styles>
  <office:body>
    <office:text text:use-soft-page-breaks="true">
      <text:h text:style-name="P1" text:outline-level="1"><text:span text:style-name="T2">Franz Kafka</text:span><text:s/>– Proměna</text:h>
      <text:p text:style-name="P3">Informace ke knize</text:p>
      <text:p text:style-name="P4"><text:span text:style-name="T5">literární druh</text:span>: epika</text:p>
      <text:p text:style-name="P6"><text:span text:style-name="T7">literární žánr</text:span>: Povídka/novela</text:p>
      <text:p text:style-name="P8"><text:span text:style-name="T9">literární forma</text:span>: próza</text:p>
      <text:p text:style-name="P10"><text:span text:style-name="T11">téma</text:span>: Řehoř Sansa a jeho boj v bezvýchodné situaci</text:p>
      <text:p text:style-name="P12"><text:span text:style-name="T13">kdy</text:span>: neudáno</text:p>
      <text:p text:style-name="P14"><text:span text:style-name="T15">kde</text:span>: Nejaký byt rodiny která má finanční problémy</text:p>
      <text:p text:style-name="P16"><text:span text:style-name="T17">kompozice</text:span>: chronologická</text:p>
      <text:p text:style-name="P18"><text:span text:style-name="T19">způsob vyprávění</text:span>: er-forma</text:p>
      <text:p text:style-name="P20"><text:span text:style-name="T21">charakteristika postav</text:span>:<text:s/></text:p>
      <text:p text:style-name="P22"><text:span text:style-name="T23">Řehoř Samsa</text:span><text:s/>– cestující obchodník, ochotně nosí výplatu domů, živí rodinu, chce, aby žila pohodlně, a nechce jim působit jakékoliv starosti, je svědomitý. Po proměně v hmyz, se nad tím nepozastavuje; řeší to, že přijde pozdě do práce. Nepřemýšlí, proč se proměnil, s pokorou snáší odpor svých blízkých, nesnaží se jim dát najevo, že rozumí tomu, když se o něm baví jako o nějaké příšeře, že je pořád v nitru stejný jako dříve. Nechce jim způsobovat starosti. Je smířený</text:p>
      <text:p text:style-name="P24"><text:span text:style-name="T25">Markétka</text:span><text:s/>– Řehořova sedmnáctiletá sestra, hudebně nadaná, svého bratra má velice ráda. Jediná z rodiny, která Řehoře lituje a stará se o něj, snaží se před ním překonávat svůj odpor. Kvůli nedostatku finančních prostředků musí začít pracovat, její charakter se mění, bratrův stav jí začíná být lhostejný a nenávidí ho za to, že je rodině přítěží.</text:p>
      <text:p text:style-name="P26"><text:span text:style-name="T27">Matka</text:span><text:s/>– Myslí si, že jeho stav je pouze přechodný a čeká, že se jí vrátí zpět “jejich starý Řehoř”, při přímé konfrontaci se svým potomkem se však příšerně vyděsí a má z něj hrůzu. Musí si najít zaměstnání a syn se pro ni, stejně jako pro ostatní, stává jen nenáviděným břemenem.</text:p>
      <text:p text:style-name="P28"><text:span text:style-name="T29">Otec</text:span><text:s/>– Vyhýbá se kontaktu se synem, při setkání ho odhání – Řehoř je mu odporný.</text:p>
      <text:p text:style-name="P30"><text:span text:style-name="T31">Gréta</text:span><text:s/>– posluhovačka, Řehořem opovrhuje, nenazývá ho jménem ale pouze “to”</text:p>
      <text:p text:style-name="P32"><text:span text:style-name="T33">jazykové prostředky</text:span>: Spisovný jazyk, neutrální slova, prostý, věcný styl, občas přechodníky, paradox. slov. spojení</text:p>
      <text:p text:style-name="P34">vulgarismus → ono to chcíplo!</text:p>
      <text:p text:style-name="P35">eufemismus (tropy) → z chřípí mu slabě unikl poslední dech (jemnější oznámení smrti)</text:p>
      <text:p text:style-name="P36">hyperbola (tropy) → s největší rychlostí bouch dveřmi (v takové rychlosti by se dveře nejspíš rozpadly)</text:p>
      <text:p text:style-name="P37">řečnická otázka (figury) → “A teď?”</text:p>
      <text:p text:style-name="P38">Kontext díla</text:p>
      <text:p text:style-name="P39">Franz Kafka</text:p>
      <text:p text:style-name="P40">(1883-1924)</text:p>
      <text:p text:style-name="P41">byl to<text:s/><text:span text:style-name="T42">Němec</text:span><text:s/>(židovského původu), ale mluvil plynule česky a k české kultuře měl dobrý vztah<text:s/><text:span text:style-name="T43">žil v Praze</text:span></text:p>
      <text:p text:style-name="P44">jeho život byl už od počátku komplikovaný a smutný - měl velmi problémový vztah s otcem – otec nerozuměl Kafkově povaze, Kafka obdivoval otcovu sílu a rozhodnost, ale trpěl pocitem nedostatečnosti, viny, ztrátou sebedůvěry</text:p>
      <text:p text:style-name="P45">rodina ho donutila vystudovat práva <text:s/></text:p>
      <text:p text:style-name="P46">pracoval v pojišťovně jako úředník –<text:s/><text:span text:style-name="T47">práci neměl rád</text:span>, ale byl pečlivý a chválili ho</text:p>
      <text:p text:style-name="P48"><text:span text:style-name="T49">psal romány a povídky (často nedokončené</text:span>)</text:p>
      <text:p text:style-name="P50">postavy textů jsou něčím zvláštní (<text:span text:style-name="T51">dostávají do absurdních situací</text:span>, dějí se věci, které úplně odporují logice, nikde se nic nezdůvodňuje, je to samozřejmé jako ve snu, vše je ale popisováno velmi detailně do nejpatrnějších podrobností, až úřednický styl, chladný věcný)</text:p>
      <text:p text:style-name="P52">zemřel na<text:s/><text:span text:style-name="T53">tuberkulózu</text:span><text:s text:c="2"/></text:p>
      <text:p text:style-name="P54">za jeho života vyšly jen některé povídky, posmrtně byly vydány i další texty – fragmenty románů: Proces, Zámek, Amerika, další povídky a dopisy</text:p>
      <text:p text:style-name="P55">mnoho svých<text:s/><text:span text:style-name="T56">rukopisů</text:span><text:s/>sám<text:s/><text:span text:style-name="T57">Kafka zničil</text:span>, v závěti<text:s/><text:span text:style-name="T58">žádal svého přítele Maxe Broda, aby jeho texty spálil</text:span>, <text:s/><text:span text:style-name="T59">Brod to<text:s/></text:span><text:span text:style-name="T60">neudělal, naopak dílo vydal</text:span></text:p>
      <text:p text:style-name="P61">literární kontext:<text:s/><text:span text:style-name="T62">pražská německá literatura</text:span></text:p>
      <text:p text:style-name="P63">další autoři doby:</text:p>
      <text:p text:style-name="P64">odraz 1. světové války<text:s/>–<text:s/></text:p>
      <text:p text:style-name="P65">R. Rolland (Petr a Lucie),<text:s/></text:p>
      <text:p text:style-name="P66">E. M. Remarque (Na západní frontě klid),</text:p>
      <text:p text:style-name="P67">E. Hemingway <text:s/>(Sbohem, armádo), <text:s/></text:p>
      <text:p text:style-name="P68"/>
      <text:p text:style-name="P69"><text:span text:style-name="T70">Děj</text:span>:</text:p>
      <text:p text:style-name="P71"><text:s/>Řehoř Samsa se jednou ráno probudil a zjistil, že se proměnil ve velký hmyz. Nestihl tedy vlak a nesplnil pracovní úkol. Učil se používat svoje nové tělo. Když se rodina dostala do jeho pokoje, zděsila se. Jediná sestra se o něj nejdříve starala, pomáhala mu, nosila mu jídlo, ale po nějaké době v něm přestala vidět svého bratra a viděla v něm jenom hmyz. Řehoř myslel a cítil jako člověk, proměna byla pouze tělesná. Markéta s matkou odklízely nábytek v Řehořově pokoji, Řehoř se nechtěl vzdát svého oblíbeného obrazu. Když matka viděla Řehoře, ulekla se a omdlela. Markéta běžela pro esenci, aby matku vzkřísila. Řehoř běžel za sestrou, aby jí poradil, kterou lahvičku má vzít a přitom byl trošku poraněn střepem z lahvičky, která Markétě spadla. Když přišel otec, myslel si, že se Řehoř dopustil násilí. Otec po něm házel jablka a jedno jablko ho velmi zranilo. Řehoř vyděsil svým vzhledem i uklízečku a muže, kterým rodina z finančních důvodů pronajala byt. Řehoř pochopil, že všem překáží a nechtěl být na obtíž. Zemřel.<text:span text:style-name="T72"><text:s/>Z jeho smrti měli všichni radost a zapomněli na něj</text:span></text:p>
      <text:p text:style-name="P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cs" fo:country="CZ" style:language-asian="zh" style:country-asian="CN" style:language-complex="hi" style:country-complex="IN" style:text-combine="none" fo:hyphenate="true"/>
    </style:default-style>
    <style:style style:name="Nadpis1" style:display-name="Nadpis 1" style:family="paragraph" style:parent-style-name="Heading" style:next-style-name="Textbody" style:default-outline-level="1">
      <style:paragraph-properties fo:text-align="center" fo:margin-top="0.1652in" fo:margin-bottom="0.1652in" fo:margin-left="0.2993in" fo:text-indent="-0.2993in">
        <style:tab-stops/>
      </style:paragraph-properties>
      <style:text-properties style:font-name="Times New Roman" style:font-name-asian="Times New Roman" style:font-name-complex="Times New Roman" fo:font-weight="bold" style:font-weight-asian="bold" style:font-weight-complex="bold" fo:hyphenate="false"/>
    </style:style>
    <style:style style:name="Normální" style:display-name="Normální" style:family="paragraph">
      <style:text-properties fo:hyphenate="false"/>
    </style:style>
    <style:style style:name="Standardnípísmoodstavce" style:display-name="Standardní písmo odstavc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Seznam" style:display-name="Seznam" style:family="paragraph" style:parent-style-name="Textbody">
      <style:text-properties fo:hyphenate="false"/>
    </style:style>
    <style:style style:name="Titulek" style:display-name="Titulek"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ázevhlavníkapitoly" style:display-name="Název hlavní kapitoly" style:family="paragraph" style:parent-style-name="Standard">
      <style:paragraph-properties fo:margin-top="0.1965in"/>
      <style:text-properties fo:font-weight="bold" style:font-weight-asian="bold" fo:hyphenate="false"/>
    </style:style>
    <style:style style:name="Názevtextu" style:display-name="Název textu" style:family="paragraph" style:parent-style-name="Názevhlavníkapitoly">
      <style:paragraph-properties fo:text-align="center" fo:margin-top="0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iquidizer .</dc:creator>
    <meta:creation-date>2014-10-27T16:02:00Z</meta:creation-date>
    <dc:date>2024-05-09T20:35:00Z</dc:date>
    <meta:template xlink:href="Normal.dotm" xlink:type="simple"/>
    <meta:editing-cycles>15</meta:editing-cycles>
    <meta:editing-duration>PT17640S</meta:editing-duration>
    <meta:document-statistic meta:page-count="1" meta:paragraph-count="8" meta:word-count="644" meta:character-count="4312" meta:row-count="30" meta:non-whitespace-character-count="3676"/>
  </office:meta>
</office:document-meta>
</file>